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paragraph-rsid="001da4b0" style:font-weight-asian="bold" style:font-weight-complex="bold"/>
    </style:style>
    <style:style style:name="P4" style:family="paragraph" style:parent-style-name="Standard">
      <style:text-properties fo:color="#0e11e8"/>
    </style:style>
    <style:style style:name="P5" style:family="paragraph" style:parent-style-name="Standard">
      <style:text-properties fo:color="#0e11e8" officeooo:paragraph-rsid="001c5c30"/>
    </style:style>
    <style:style style:name="P6" style:family="paragraph" style:parent-style-name="Standard">
      <style:text-properties fo:color="#0e11e8" style:text-line-through-style="solid" style:text-line-through-type="single"/>
    </style:style>
    <style:style style:name="P7" style:family="paragraph" style:parent-style-name="Standard">
      <style:text-properties fo:color="#f31bf3"/>
    </style:style>
    <style:style style:name="P8" style:family="paragraph" style:parent-style-name="Standard">
      <style:text-properties fo:color="#f31bf3" officeooo:paragraph-rsid="001c5c30"/>
    </style:style>
    <style:style style:name="P9" style:family="paragraph" style:parent-style-name="Standard">
      <style:text-properties fo:color="#f31bf3" style:text-line-through-style="solid" style:text-line-through-type="single"/>
    </style:style>
    <style:style style:name="P10" style:family="paragraph" style:parent-style-name="Standard">
      <style:text-properties fo:color="#f31bf3" style:text-line-through-style="solid" style:text-line-through-type="single" officeooo:paragraph-rsid="001c5c30"/>
    </style:style>
    <style:style style:name="P11" style:family="paragraph" style:parent-style-name="Standard">
      <style:text-properties fo:color="#18a303"/>
    </style:style>
    <style:style style:name="P12" style:family="paragraph" style:parent-style-name="Standard">
      <style:text-properties fo:color="#18a303" style:text-line-through-style="solid" style:text-line-through-type="single"/>
    </style:style>
    <style:style style:name="P13" style:family="paragraph" style:parent-style-name="Standard">
      <style:text-properties fo:color="#a33e03"/>
    </style:style>
    <style:style style:name="P14" style:family="paragraph" style:parent-style-name="Standard">
      <style:text-properties fo:color="#a33e03" style:text-line-through-style="solid" style:text-line-through-type="single"/>
    </style:style>
    <style:style style:name="P15" style:family="paragraph" style:parent-style-name="Standard">
      <style:text-properties fo:color="#a33e03" style:text-line-through-style="solid" style:text-line-through-type="single" officeooo:paragraph-rsid="001c5c30"/>
    </style:style>
    <style:style style:name="P16" style:family="paragraph" style:parent-style-name="Standard">
      <style:text-properties fo:color="#8112d0"/>
    </style:style>
    <style:style style:name="P17" style:family="paragraph" style:parent-style-name="Standard">
      <style:text-properties fo:color="#8112d0" style:text-line-through-style="solid" style:text-line-through-type="single"/>
    </style:style>
    <style:style style:name="P18" style:family="paragraph" style:parent-style-name="Standard">
      <style:text-properties officeooo:paragraph-rsid="001c5c30"/>
    </style:style>
    <style:style style:name="P19" style:family="paragraph" style:parent-style-name="Standard">
      <style:text-properties officeooo:paragraph-rsid="001da4b0"/>
    </style:style>
    <style:style style:name="P20" style:family="paragraph" style:parent-style-name="Standard">
      <style:text-properties fo:color="#c9211e" fo:font-weight="bold" officeooo:rsid="003ac789" officeooo:paragraph-rsid="003ac789" style:font-weight-asian="bold" style:font-weight-complex="bold"/>
    </style:style>
    <style:style style:name="P21" style:family="paragraph" style:parent-style-name="Standard">
      <style:text-properties fo:color="#c9211e" fo:font-weight="bold" officeooo:rsid="003c99f7" officeooo:paragraph-rsid="003c99f7" style:font-weight-asian="bold" style:font-weight-complex="bold"/>
    </style:style>
    <style:style style:name="P22" style:family="paragraph" style:parent-style-name="Standard">
      <style:text-properties fo:color="#c9211e" fo:font-weight="bold" officeooo:rsid="003e7ea7" officeooo:paragraph-rsid="003e7ea7" style:font-weight-asian="bold" style:font-weight-complex="bold"/>
    </style:style>
    <style:style style:name="P23" style:family="paragraph" style:parent-style-name="Standard">
      <style:text-properties fo:color="#c9211e" fo:font-weight="bold" officeooo:rsid="003f1500" officeooo:paragraph-rsid="003f1500" style:font-weight-asian="bold" style:font-weight-complex="bold"/>
    </style:style>
    <style:style style:name="P24" style:family="paragraph" style:parent-style-name="Standard">
      <style:text-properties fo:color="#c9211e" fo:font-weight="bold" officeooo:rsid="003fd4d6" officeooo:paragraph-rsid="003fd4d6" style:font-weight-asian="bold" style:font-weight-complex="bold"/>
    </style:style>
    <style:style style:name="P25" style:family="paragraph" style:parent-style-name="Standard">
      <style:text-properties fo:color="#c9211e" fo:font-weight="bold" officeooo:rsid="0041ca52" officeooo:paragraph-rsid="0041ca52" style:font-weight-asian="bold" style:font-weight-complex="bold"/>
    </style:style>
    <style:style style:name="P26" style:family="paragraph" style:parent-style-name="Standard">
      <style:text-properties fo:color="#c9211e" fo:font-weight="bold" officeooo:rsid="0043781c" officeooo:paragraph-rsid="0043781c" style:font-weight-asian="bold" style:font-weight-complex="bold"/>
    </style:style>
    <style:style style:name="P27" style:family="paragraph" style:parent-style-name="Standard">
      <style:text-properties fo:color="#0e11e8" style:text-line-through-style="solid" style:text-line-through-type="single"/>
    </style:style>
    <style:style style:name="P28" style:family="paragraph" style:parent-style-name="Standard">
      <style:text-properties fo:color="#0e11e8" style:text-line-through-style="solid" style:text-line-through-type="single" officeooo:paragraph-rsid="001c5c30"/>
    </style:style>
    <style:style style:name="P29" style:family="paragraph" style:parent-style-name="Standard">
      <style:text-properties fo:color="#0e11e8" fo:background-color="#ffff00"/>
    </style:style>
    <style:style style:name="P30" style:family="paragraph" style:parent-style-name="Standard">
      <style:text-properties fo:color="#0e11e8" officeooo:paragraph-rsid="005853d1" fo:background-color="#ffff00"/>
    </style:style>
    <style:style style:name="P31" style:family="paragraph" style:parent-style-name="Standard">
      <style:text-properties fo:color="#0e11e8" fo:background-color="#ffff99"/>
    </style:style>
    <style:style style:name="P32" style:family="paragraph" style:parent-style-name="Standard">
      <style:text-properties fo:color="#f31bf3" officeooo:paragraph-rsid="001c5c30"/>
    </style:style>
    <style:style style:name="P33" style:family="paragraph" style:parent-style-name="Standard">
      <style:text-properties fo:color="#f31bf3" officeooo:rsid="002e1a72" officeooo:paragraph-rsid="002e1a72"/>
    </style:style>
    <style:style style:name="P34" style:family="paragraph" style:parent-style-name="Standard">
      <style:text-properties fo:color="#f31bf3" style:text-line-through-style="solid" style:text-line-through-type="single"/>
    </style:style>
    <style:style style:name="P35" style:family="paragraph" style:parent-style-name="Standard">
      <style:text-properties fo:color="#f31bf3" style:text-line-through-style="solid" style:text-line-through-type="single" officeooo:paragraph-rsid="004e5814"/>
    </style:style>
    <style:style style:name="P36" style:family="paragraph" style:parent-style-name="Standard">
      <style:text-properties fo:color="#f31bf3" style:text-line-through-style="solid" style:text-line-through-type="single" officeooo:paragraph-rsid="001c5c30"/>
    </style:style>
    <style:style style:name="P37" style:family="paragraph" style:parent-style-name="Standard">
      <style:text-properties fo:color="#f31bf3" style:text-line-through-style="solid" style:text-line-through-type="single" fo:background-color="transparent"/>
    </style:style>
    <style:style style:name="P38" style:family="paragraph" style:parent-style-name="Standard">
      <style:text-properties fo:color="#f31bf3" fo:background-color="#ffff00"/>
    </style:style>
    <style:style style:name="P39" style:family="paragraph" style:parent-style-name="Standard">
      <style:text-properties fo:color="#f31bf3" officeooo:paragraph-rsid="001c5c30" fo:background-color="#ffff00"/>
    </style:style>
    <style:style style:name="P40" style:family="paragraph" style:parent-style-name="Standard">
      <style:text-properties fo:color="#f31bf3" fo:background-color="#ffff99"/>
    </style:style>
    <style:style style:name="P41" style:family="paragraph" style:parent-style-name="Standard">
      <style:text-properties fo:color="#f31bf3" officeooo:paragraph-rsid="001c5c30" fo:background-color="#ffff99"/>
    </style:style>
    <style:style style:name="P42" style:family="paragraph" style:parent-style-name="Standard">
      <style:text-properties fo:color="#f31bf3" officeooo:paragraph-rsid="001da4b0" fo:background-color="#ffff99"/>
    </style:style>
    <style:style style:name="P43" style:family="paragraph" style:parent-style-name="Standard">
      <style:text-properties fo:color="#f31bf3" officeooo:paragraph-rsid="003f1500"/>
    </style:style>
    <style:style style:name="P44" style:family="paragraph" style:parent-style-name="Standard">
      <style:text-properties fo:color="#d8003f" officeooo:rsid="0046cb3c" officeooo:paragraph-rsid="0046cb3c"/>
    </style:style>
    <style:style style:name="P45" style:family="paragraph" style:parent-style-name="Standard">
      <style:text-properties fo:color="#d8003f" officeooo:rsid="0047589c" officeooo:paragraph-rsid="0047589c"/>
    </style:style>
    <style:style style:name="P46" style:family="paragraph" style:parent-style-name="Standard">
      <style:text-properties fo:color="#d8003f" officeooo:rsid="00480f6d" officeooo:paragraph-rsid="00480f6d"/>
    </style:style>
    <style:style style:name="P47" style:family="paragraph" style:parent-style-name="Standard">
      <style:text-properties fo:color="#d8003f" officeooo:rsid="004a048b" officeooo:paragraph-rsid="004a048b"/>
    </style:style>
    <style:style style:name="P48" style:family="paragraph" style:parent-style-name="Standard">
      <style:text-properties fo:color="#d8003f" officeooo:rsid="004a3aed" officeooo:paragraph-rsid="004a3aed"/>
    </style:style>
    <style:style style:name="P49" style:family="paragraph" style:parent-style-name="Standard">
      <style:text-properties fo:color="#d8003f" officeooo:rsid="004b86ea" officeooo:paragraph-rsid="004b86ea"/>
    </style:style>
    <style:style style:name="P50" style:family="paragraph" style:parent-style-name="Standard">
      <style:text-properties fo:color="#d8003f" officeooo:rsid="004e5814" officeooo:paragraph-rsid="004e5814"/>
    </style:style>
    <style:style style:name="P51" style:family="paragraph" style:parent-style-name="Standard">
      <style:text-properties fo:color="#d8003f" officeooo:rsid="0032ee64" officeooo:paragraph-rsid="0032ee64"/>
    </style:style>
    <style:style style:name="P52" style:family="paragraph" style:parent-style-name="Standard">
      <style:text-properties fo:color="#d8003f" officeooo:rsid="00554ff2" officeooo:paragraph-rsid="00554ff2"/>
    </style:style>
    <style:style style:name="P53" style:family="paragraph" style:parent-style-name="Standard">
      <style:text-properties fo:color="#d8003f" officeooo:rsid="0055a0b7" officeooo:paragraph-rsid="0055a0b7"/>
    </style:style>
    <style:style style:name="P54" style:family="paragraph" style:parent-style-name="Standard">
      <style:text-properties fo:color="#d8003f" officeooo:rsid="005853d1" officeooo:paragraph-rsid="005853d1"/>
    </style:style>
    <style:style style:name="P55" style:family="paragraph" style:parent-style-name="Standard">
      <style:text-properties fo:color="#d8003f" fo:font-weight="bold" officeooo:rsid="0032ee64" officeooo:paragraph-rsid="0032ee64" style:font-weight-asian="bold" style:font-weight-complex="bold"/>
    </style:style>
    <style:style style:name="P56" style:family="paragraph" style:parent-style-name="Standard">
      <style:text-properties fo:color="#d8003f" fo:font-weight="bold" officeooo:rsid="00390ca3" officeooo:paragraph-rsid="00390ca3" style:font-weight-asian="bold" style:font-weight-complex="bold"/>
    </style:style>
    <style:style style:name="P57" style:family="paragraph" style:parent-style-name="Standard">
      <style:text-properties fo:color="#d8003f" fo:font-weight="bold" officeooo:rsid="003e7ea7" officeooo:paragraph-rsid="003e7ea7" style:font-weight-asian="bold" style:font-weight-complex="bold"/>
    </style:style>
    <style:style style:name="P58" style:family="paragraph" style:parent-style-name="Standard">
      <style:text-properties fo:color="#d8003f" fo:font-weight="bold" officeooo:rsid="003f1500" officeooo:paragraph-rsid="003f1500" style:font-weight-asian="bold" style:font-weight-complex="bold"/>
    </style:style>
    <style:style style:name="P59" style:family="paragraph" style:parent-style-name="Standard">
      <style:text-properties fo:color="#d8003f" officeooo:rsid="0063b4fd" officeooo:paragraph-rsid="0063b4fd"/>
    </style:style>
    <style:style style:name="P60" style:family="paragraph" style:parent-style-name="Standard">
      <style:text-properties fo:color="#d8003f" officeooo:rsid="0065e8d8" officeooo:paragraph-rsid="0065e8d8"/>
    </style:style>
    <style:style style:name="P61" style:family="paragraph" style:parent-style-name="Standard">
      <style:text-properties fo:color="#d8003f" officeooo:rsid="006b2019" officeooo:paragraph-rsid="006b2019"/>
    </style:style>
    <style:style style:name="P62" style:family="paragraph" style:parent-style-name="Standard">
      <style:text-properties fo:color="#d8003f" officeooo:rsid="00372c0c" officeooo:paragraph-rsid="00372c0c"/>
    </style:style>
    <style:style style:name="P63" style:family="paragraph" style:parent-style-name="Standard">
      <style:text-properties fo:color="#d8003f" officeooo:rsid="00740b7b" officeooo:paragraph-rsid="00740b7b"/>
    </style:style>
    <style:style style:name="P64" style:family="paragraph" style:parent-style-name="Standard">
      <style:text-properties fo:color="#d8003f" officeooo:rsid="0076fc31" officeooo:paragraph-rsid="0076fc31"/>
    </style:style>
    <style:style style:name="P65" style:family="paragraph" style:parent-style-name="Standard">
      <style:text-properties fo:color="#d8003f" officeooo:rsid="007a3a8d" officeooo:paragraph-rsid="007a3a8d"/>
    </style:style>
    <style:style style:name="P66" style:family="paragraph" style:parent-style-name="Standard">
      <style:text-properties fo:color="#d8003f" officeooo:rsid="003ac789" officeooo:paragraph-rsid="003ac789"/>
    </style:style>
    <style:style style:name="P67" style:family="paragraph" style:parent-style-name="Standard">
      <style:text-properties fo:color="#d8003f" officeooo:rsid="003ac789" officeooo:paragraph-rsid="00831e9d"/>
    </style:style>
    <style:style style:name="P68" style:family="paragraph" style:parent-style-name="Standard">
      <style:text-properties fo:color="#d8003f" officeooo:rsid="0088eef7" officeooo:paragraph-rsid="0088eef7"/>
    </style:style>
    <style:style style:name="P69" style:family="paragraph" style:parent-style-name="Standard">
      <style:text-properties fo:color="#d8003f" officeooo:rsid="0088eef7" officeooo:paragraph-rsid="00a6c00a"/>
    </style:style>
    <style:style style:name="P70" style:family="paragraph" style:parent-style-name="Standard">
      <style:text-properties fo:color="#d8003f" officeooo:rsid="00949ace" officeooo:paragraph-rsid="00949ace"/>
    </style:style>
    <style:style style:name="P71" style:family="paragraph" style:parent-style-name="Standard">
      <style:text-properties fo:color="#d8003f" officeooo:rsid="009642b0" officeooo:paragraph-rsid="009642b0"/>
    </style:style>
    <style:style style:name="P72" style:family="paragraph" style:parent-style-name="Standard">
      <style:text-properties fo:color="#d8003f" officeooo:rsid="009ae38e" officeooo:paragraph-rsid="009ae38e"/>
    </style:style>
    <style:style style:name="P73" style:family="paragraph" style:parent-style-name="Standard">
      <style:text-properties fo:color="#d8003f" officeooo:rsid="009e3e9a" officeooo:paragraph-rsid="009e3e9a"/>
    </style:style>
    <style:style style:name="P74" style:family="paragraph" style:parent-style-name="Standard">
      <style:text-properties fo:color="#d8003f" officeooo:rsid="00a6c00a" officeooo:paragraph-rsid="00a6c00a"/>
    </style:style>
    <style:style style:name="P75" style:family="paragraph" style:parent-style-name="Standard">
      <style:text-properties fo:color="#d8003f" officeooo:rsid="00a866cb" officeooo:paragraph-rsid="00a866cb"/>
    </style:style>
    <style:style style:name="P76" style:family="paragraph" style:parent-style-name="Standard">
      <style:text-properties fo:color="#a33e03" style:text-line-through-style="solid" style:text-line-through-type="single"/>
    </style:style>
    <style:style style:name="P77" style:family="paragraph" style:parent-style-name="Standard">
      <style:text-properties fo:color="#a33e03" style:text-line-through-style="solid" style:text-line-through-type="single" officeooo:paragraph-rsid="001c5c30"/>
    </style:style>
    <style:style style:name="P78" style:family="paragraph" style:parent-style-name="Standard">
      <style:text-properties fo:color="#a33e03" fo:background-color="#ffff99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super 58%"/>
    </style:style>
    <style:style style:name="T5" style:family="text">
      <style:text-properties fo:color="#c9211e"/>
    </style:style>
    <style:style style:name="T6" style:family="text">
      <style:text-properties fo:color="#c9211e" officeooo:rsid="002eb314"/>
    </style:style>
    <style:style style:name="T7" style:family="text">
      <style:text-properties fo:color="#c9211e" fo:font-weight="bold" officeooo:rsid="002eb314" style:font-weight-asian="bold" style:font-weight-complex="bold"/>
    </style:style>
    <style:style style:name="T8" style:family="text">
      <style:text-properties style:text-line-through-style="solid" style:text-line-through-type="single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41ca52" style:font-weight-asian="normal" style:font-weight-complex="normal"/>
    </style:style>
    <style:style style:name="T11" style:family="text">
      <style:text-properties fo:font-weight="normal" officeooo:rsid="00601d28" style:font-weight-asian="normal" style:font-weight-complex="normal"/>
    </style:style>
    <style:style style:name="T12" style:family="text">
      <style:text-properties fo:font-weight="normal" officeooo:rsid="006146a4" style:font-weight-asian="normal" style:font-weight-complex="normal"/>
    </style:style>
    <style:style style:name="T13" style:family="text">
      <style:text-properties fo:font-weight="normal" officeooo:rsid="007446a9" style:font-weight-asian="normal" style:font-weight-complex="normal"/>
    </style:style>
    <style:style style:name="T14" style:family="text">
      <style:text-properties fo:font-weight="normal" officeooo:rsid="00855346" style:font-weight-asian="normal" style:font-weight-complex="normal"/>
    </style:style>
    <style:style style:name="T15" style:family="text">
      <style:text-properties fo:font-weight="normal" officeooo:rsid="0088eef7" style:font-weight-asian="normal" style:font-weight-complex="normal"/>
    </style:style>
    <style:style style:name="T16" style:family="text">
      <style:text-properties fo:font-weight="normal" officeooo:rsid="00918675" style:font-weight-asian="normal" style:font-weight-complex="normal"/>
    </style:style>
    <style:style style:name="T17" style:family="text">
      <style:text-properties fo:font-weight="normal" officeooo:rsid="0094c5a2" style:font-weight-asian="normal" style:font-weight-complex="normal"/>
    </style:style>
    <style:style style:name="T18" style:family="text">
      <style:text-properties fo:font-weight="normal" officeooo:rsid="0096d290" style:font-weight-asian="normal" style:font-weight-complex="normal"/>
    </style:style>
    <style:style style:name="T19" style:family="text">
      <style:text-properties fo:font-weight="normal" officeooo:rsid="00a323e2" style:font-weight-asian="normal" style:font-weight-complex="normal"/>
    </style:style>
    <style:style style:name="T20" style:family="text">
      <style:text-properties fo:font-weight="normal" officeooo:rsid="00a3cf77" style:font-weight-asian="normal" style:font-weight-complex="normal"/>
    </style:style>
    <style:style style:name="T21" style:family="text">
      <style:text-properties fo:font-weight="normal" officeooo:rsid="00aa2fa4" style:font-weight-asian="normal" style:font-weight-complex="normal"/>
    </style:style>
    <style:style style:name="T22" style:family="text">
      <style:text-properties fo:font-weight="normal" officeooo:rsid="00ab7701" style:font-weight-asian="normal" style:font-weight-complex="normal"/>
    </style:style>
    <style:style style:name="T23" style:family="text">
      <style:text-properties officeooo:rsid="0048d0e6"/>
    </style:style>
    <style:style style:name="T24" style:family="text">
      <style:text-properties officeooo:rsid="004a3aed"/>
    </style:style>
    <style:style style:name="T25" style:family="text">
      <style:text-properties fo:background-color="#ffff00" loext:char-shading-value="0"/>
    </style:style>
    <style:style style:name="T26" style:family="text">
      <style:text-properties officeooo:rsid="00571ded"/>
    </style:style>
    <style:style style:name="T27" style:family="text">
      <style:text-properties officeooo:rsid="0065e8d8"/>
    </style:style>
    <style:style style:name="T28" style:family="text">
      <style:text-properties officeooo:rsid="006ca596"/>
    </style:style>
    <style:style style:name="T29" style:family="text">
      <style:text-properties officeooo:rsid="0081b2c7"/>
    </style:style>
    <style:style style:name="T30" style:family="text">
      <style:text-properties officeooo:rsid="00831e9d"/>
    </style:style>
    <style:style style:name="T31" style:family="text">
      <style:text-properties officeooo:rsid="008aa463"/>
    </style:style>
    <style:style style:name="T32" style:family="text">
      <style:text-properties fo:background-color="#ffff99" loext:char-shading-value="0"/>
    </style:style>
    <style:style style:name="T33" style:family="text">
      <style:text-properties officeooo:rsid="009f8532"/>
    </style:style>
    <style:style style:name="T34" style:family="text">
      <style:text-properties officeooo:rsid="00a6c00a"/>
    </style:style>
    <style:style style:name="T35" style:family="text">
      <style:text-properties officeooo:rsid="00a7605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UT review of “ΛK femtoscopy in Pb–Pb collisions” paper</text:p>
      <text:p text:style-name="Standard"/>
      <text:p text:style-name="Standard">Link to paper page:</text:p>
      <text:p text:style-name="Standard"><text:a xlink:type="simple" xlink:href="https://alice-publications.web.cern.ch/node/5115" text:style-name="Internet_20_link" text:visited-style-name="Visited_20_Internet_20_Link">https://alice-publications.web.cern.ch/node/5115</text:a></text:p>
      <text:p text:style-name="Standard"/>
      <text:p text:style-name="Standard">Link to paper draft:</text:p>
      <text:p text:style-name="Standard"><text:a xlink:type="simple" xlink:href="https://alice-publications.web.cern.ch/system/files/draft/5115/2019-08-28-lamkpublication_v6.pdf" text:style-name="Internet_20_link" text:visited-style-name="Visited_20_Internet_20_Link">https://alice-publications.web.cern.ch/system/files/draft/5115/2019-08-28-lamkpublication_v6.pdf</text:a></text:p>
      <text:p text:style-name="Standard"/>
      <text:p text:style-name="Standard">Comment authors:</text:p>
      <text:p text:style-name="P4">Łukasz Graczykowski</text:p>
      <text:p text:style-name="P7">Georgy Kornakov</text:p>
      <text:p text:style-name="P11">Janusz Oleniacz</text:p>
      <text:p text:style-name="P13">Daniel Kikoła</text:p>
      <text:p text:style-name="P16">Małgorzata Janik</text:p>
      <text:p text:style-name="Standard"/>
      <text:p text:style-name="Standard"/>
      <text:p text:style-name="P1">GENERAL</text:p>
      <text:p text:style-name="Standard"/>
      <text:p text:style-name="P7">Use upfonts for particles \uppi from upgreek package.</text:p>
      <text:p text:style-name="P7">Unify the k*, <text:span text:style-name="T3">k</text:span>, <text:span text:style-name="T3">P</text:span>, <text:span text:style-name="T3">p</text:span>, p.. (vectors and scalars notations, 3-momentum, 4-momentum)</text:p>
      <text:p text:style-name="P7">Unify Fig. Figure Ref. Reference Eq. Equation and so on.</text:p>
      <text:p text:style-name="P7">Check for repetitions. The information is several times repeated in the text in neighbouring</text:p>
      <text:p text:style-name="P7">paragraphs and sentences.</text:p>
      <text:p text:style-name="Standard"/>
      <text:p text:style-name="P7"><text:span text:style-name="T3">Asymmetry measurement</text:span> this part of the analysis is very inconclusive and doesn’t provide</text:p>
      <text:p text:style-name="P7">further insight for the reader. It is not clear if the simulation with a different radii would describe</text:p>
      <text:p text:style-name="P7">better the data, or by changing the interaction parameters. It seems that both are correlated (R</text:p>
      <text:p text:style-name="P7">and f). The fact that the mT scaling is not followed by the non-identical is expected, but to</text:p>
      <text:p text:style-name="P7">produce an expected value is not an easy task in the presence of collective motion, as here, for</text:p>
      <text:p text:style-name="P7">example residual correlations do play a role as they may contribute with a non-flat distribution,</text:p>
      <text:p text:style-name="P7">as heavier particles will have more flow.</text:p>
      <text:p text:style-name="Standard"/>
      <text:p text:style-name="P4">I agree with Georgy here. For the moment the paper focuses on both aspects: the strong</text:p>
      <text:p text:style-name="P4">interaction measurement, and then the emission asymmetry. In my opinion, the procedure</text:p>
      <text:p text:style-name="P4">should be the following: we first constrain the parameters, then we use them to extract the</text:p>
      <text:p text:style-name="P4">asymmetry. Here, after reading the paper, I have an impression that the asymmetry</text:p>
      <text:p text:style-name="P4">measurement and the whole analysis is incomplete. While this is good for a PhD thesis,</text:p>
      <text:p text:style-name="P4">personally I would not keep it in this paper. Perhaps a better option would be to use what is in</text:p>
      <text:p text:style-name="P4">the Appendix C as a basis for a future theoretical/methodological paper, and then just use the</text:p>
      <text:p text:style-name="P4">developed method while analyzing data in a subsequent ALICE paper.</text:p>
      <text:p text:style-name="P4">In addition, here it is assumed that all three radii of LCMS have the same value, but this also</text:p>
      <text:p text:style-name="P4">may not be true. We know from identical pion measurements for instance, that they are not the</text:p>
      <text:p text:style-name="P4">same. This was taken into account in the pion-kaon analysis for example. In summary, I think the paper would benefit more if it had a clear message and really finalized results - so focus on</text:p>
      <text:p text:style-name="P4">scattering parameters which is very well done, and remove the asymmetry part.</text:p>
      <text:p text:style-name="P4">Method from Appendix A is also not used in the final analysis (at least to our understanding),</text:p>
      <text:p text:style-name="P4">consider removing it.</text:p>
      <text:p text:style-name="Standard"/>
      <text:p text:style-name="Standard"/>
      <text:p text:style-name="P1"><text:soft-page-break/>MINOR GENERAL</text:p>
      <text:p text:style-name="Standard"/>
      <text:p text:style-name="P6">Provide equations in parenthesis, like Eq. (10) (mixed ways are used, sometimes with,</text:p>
      <text:p text:style-name="P6">sometines without)</text:p>
      <text:p text:style-name="Standard"/>
      <text:p text:style-name="Standard"/>
      <text:p text:style-name="P1">FIGURES</text:p>
      <text:p text:style-name="P1"/>
      <text:p text:style-name="P17">For almost all figures labels are very small. They are readable only on screen (with zoom) and</text:p>
      <text:p text:style-name="P17">not on printouts. Please try to increase the labels as much as possible.</text:p>
      <text:p text:style-name="P17">Fig. 1 : almost all labels unreadable (axis, legend, Sig/Bkg)</text:p>
      <text:p text:style-name="P17">Fig. 2. Legends</text:p>
      <text:p text:style-name="P17">Fig. 3. Legends, axis labels</text:p>
      <text:p text:style-name="P17">FIg. 4 Axis labels, legend</text:p>
      <text:p text:style-name="P17">Fig. 5. Axis labels</text:p>
      <text:p text:style-name="P17">Fig. 6. Axis labels</text:p>
      <text:p text:style-name="Standard"/>
      <text:p text:style-name="Standard"/>
      <text:p text:style-name="Standard"/>
      <text:p text:style-name="P1">TITLE</text:p>
      <text:p text:style-name="Standard"/>
      <text:p text:style-name="P1">ABSTRACT</text:p>
      <text:p text:style-name="Standard"/>
      <text:p text:style-name="P7">The abstract should be modified if the asymmetry measurement stays or it is removed from the</text:p>
      <text:p text:style-name="P7">publication.</text:p>
      <text:p text:style-name="Standard"/>
      <text:p text:style-name="Standard"/>
      <text:p text:style-name="P1">INTRODUCTION</text:p>
      <text:p text:style-name="Standard"/>
      <text:p text:style-name="P4">L24: In addition to a review paper [1] (by Lisa, Wiedemann, et al) I would also add references to</text:p>
      <text:p text:style-name="P4">femtoscopy such as Kopylov and Podgoretsky papers.</text:p>
      <text:p text:style-name="Standard"/>
      <text:p text:style-name="P7">L26-27: CF are sensitive to FSI and to the source</text:p>
      <text:p text:style-name="P7"/>
      <text:p text:style-name="P9">L31-32 “The momentum and species...” should be before the non-identical femto as it relates to</text:p>
      <text:p text:style-name="P9">the general and not only to non-identical.</text:p>
      <text:p text:style-name="P7"/>
      <text:p text:style-name="P9">L33 unique environment? Femtoscopy allows one to measure/access/extract…</text:p>
      <text:p text:style-name="Standard"/>
      <text:p text:style-name="P6">L33: “in which to measure scattering parameters, many of which are difficult (...), to measure</text:p>
      <text:p text:style-name="P28">othweise” -&gt; very hard to understand, please rephrase</text:p>
      <text:p text:style-name="P18"/>
      <text:p text:style-name="P8">L34 nuclear scattering parameters? Which and what they are.</text:p>
      <text:p text:style-name="P44">I don’t understand the question. <text:s/>Please clarifty.</text:p>
      <text:p text:style-name="P8"/>
      <text:p text:style-name="P9">L35 “This aspect of femtoscopy is the focal point....” This sentence is superfluous, should be</text:p>
      <text:p text:style-name="P9">clear from introduction and abstract.</text:p>
      <text:p text:style-name="Standard"/>
      <text:p text:style-name="P6">L33: repetition of “analysis” just next to each other</text:p>
      <text:p text:style-name="Standard"><text:soft-page-break/></text:p>
      <text:p text:style-name="P9">L35-37 “In this analysis, L-K pairs are studied, in which at least one particle is electrically</text:p>
      <text:p text:style-name="P9">neutral. Quantum statistics and the Coulomb interaction do not contribute, offering a clear signal</text:p>
      <text:p text:style-name="P9">from the strong interaction.” L-K pairs, which only interact strongly, are the subject of this</text:p>
      <text:p text:style-name="P9">analysis</text:p>
      <text:p text:style-name="P7"/>
      <text:p text:style-name="P9">L42 “This study is particularly interesting”: This sentence is superfluous, Don’t say it, you have</text:p>
      <text:p text:style-name="P9">to convince readers about it.</text:p>
      <text:p text:style-name="Standard"/>
      <text:p text:style-name="P12">L42-43:<text:tab/>“where not previously not known” ?</text:p>
      <text:p text:style-name="P12"><text:tab/><text:tab/>where not previously known</text:p>
      <text:p text:style-name="P12"><text:tab/><text:tab/>where previously unknown</text:p>
      <text:p text:style-name="Standard"/>
      <text:p text:style-name="P9">L42-43 Or they are unknown (the parameters) or there is limited knowledge about them. Can</text:p>
      <text:p text:style-name="P9">not be both simultaneously.</text:p>
      <text:p text:style-name="P45">Until the parameters are measured experimentally, they are not known. <text:s/>Whether or not there exists theoretical predictions does not change this.</text:p>
      <text:p text:style-name="Standard"/>
      <text:p text:style-name="P14">L30: separation of the single particle source emitting regions -&gt; separation of the single-particle</text:p>
      <text:p text:style-name="P14">source regions; or: “single-particle emission regions” (although I’m not a native speaker)</text:p>
      <text:p text:style-name="P13"/>
      <text:p text:style-name="P14">L44: Scattering parameters for similar systems are also very limited -&gt; it should be rather</text:p>
      <text:p text:style-name="P14">“information about scattering parameters for similar systems is also very limited”</text:p>
      <text:p text:style-name="Standard"/>
      <text:p text:style-name="P9">L47-48 “This paper presents the first measurements of the scattering parameters of LK pairs in</text:p>
      <text:p text:style-name="P9">all three charge combinations (LK+, LK-, and LK0S).” Repeats sentence from lines L39-40.</text:p>
      <text:p text:style-name="P46">L39-40 = “The ΛK analysis presented offers low energy QCD measurements, which fall into the non-perturbative regime of QCD.” <text:s/><text:span text:style-name="T23">Do you mean a different line number?</text:span></text:p>
      <text:p text:style-name="P7"/>
      <text:p text:style-name="P9">L52 Which are the non-femtoscopic backgrounds? In the paper only flow is studied.</text:p>
      <text:p text:style-name="P47">I’m not sure I follow the question. <text:s/>The elliptic flow is the main contributor to the non-femtoscopic background. <text:s/>The flow generated in the THERMINATOR 2 simulation is used to study <text:span text:style-name="T24">and model</text:span> the contribution.</text:p>
      <text:p text:style-name="P7"/>
      <text:p text:style-name="P38">L53 “correlations induced by feed-down from resonances”. This leads to confusion as you</text:p>
      <text:p text:style-name="P38">correct for electromagnetic and weak decays, which are long lived particles wrt the time of</text:p>
      <text:p text:style-name="P38">formation of the femtoscopic signal and drop the short lived resonances. Specify it.</text:p>
      <text:p text:style-name="P7"/>
      <text:p text:style-name="P38">L60 Appendix A is not used for anything in the text. Yes, a method exists to suppress the effect</text:p>
      <text:p text:style-name="P38">from flow but it also doesn’t produce a full decorrelated background in the femtoscopic region. It</text:p>
      <text:p text:style-name="P38">is a good proof of principle that the non-flat CF comes from flow. Moreover it works for central</text:p>
      <text:p text:style-name="P8"><text:span text:style-name="T25">and semi-central but is not flat in peripheral, meaning that other sources are present.</text:span></text:p>
      <text:p text:style-name="P48">I am unaware of any other publication which demonstrates the background flattening effect of this procedure. <text:s/>When I first presented these results to the AliFemto group, most were unfamiliar with the effects of the procedure. <text:s/>It is important to test and develop new methods which will allow us the most precise extraction of femtoscopic properties. <text:s/>It is impossible to understand the impact of a different procedure without testing, optimizing, and evaluating such a procedure. <text:s/>Therefore, it seems useful to document the background flattening effect of this method, so those in future studies may pursue this direction more thoroughly.</text:p>
      <text:p text:style-name="P8"><text:soft-page-break/></text:p>
      <text:p text:style-name="P39">L63-64 Appendix C and THERMINATOR. The source offset has only limited effect on the radii.</text:p>
      <text:p text:style-name="P38">See paper A. Kisiel, “Pion-kaon femtoscopy in Pb–Pb collisions at √sNN=2.76 TeV modeled</text:p>
      <text:p text:style-name="P38">in(3+1)D hydrodynamics coupled to Therminator 2 and the effect of delayed kaon emission,”</text:p>
      <text:p text:style-name="P38">arXiv:1804.06781</text:p>
      <text:p text:style-name="P33"><text:span text:style-name="T7">TODO</text:span><text:span text:style-name="T6"> </text:span><text:span text:style-name="T5">For a pion-kaon system the source offset it not as great, as the mT values for the two systems are more similar...</text:span></text:p>
      <text:p text:style-name="P7"/>
      <text:p text:style-name="P38">The part related to the delayed emission is not conclusive. It is not clear at all if the effect comes</text:p>
      <text:p text:style-name="P38">just from collectivity or there is something on top as an offset. Moreover the different parameters</text:p>
      <text:p text:style-name="P38">seem to correlate and instead of mu_out one could change slightly scattering parameters and</text:p>
      <text:p text:style-name="P38">get a similar result.</text:p>
      <text:p text:style-name="P49">I do not believe on may account for a relative shift in emission by slightly changing the scattering parameters. <text:s/>Certainly, one cannot reproduce a RC_11 signal by doing such. <text:s/>This appendix is not meant to be conclusive, but it meant to help explain and better understand why the LamK results do not align on the mT scaling plot. <text:s/>Without such an appendix, we are simply making claims without any evidence to support it. <text:s/>For this reason, this appendix is a necessary part of the paper.</text:p>
      <text:p text:style-name="Standard"/>
      <text:p text:style-name="P14">L64: the source offset in the “out” direction -&gt; this is jargon; since it is an introduction, why not</text:p>
      <text:p text:style-name="P14">write what the “out” is?</text:p>
      <text:p text:style-name="Standard"/>
      <text:p text:style-name="Standard"/>
      <text:p text:style-name="Standard"/>
      <text:p text:style-name="P1">DATA ANALYSIS</text:p>
      <text:p text:style-name="Standard"/>
      <text:p text:style-name="P9">L69-70 “This work reports on the analysis of Pb–Pb collisions at sNN = 2.76 TeV produced by</text:p>
      <text:p text:style-name="P9">the LHC and 70 measured by the ALICE experiment [16] in 2011.” Was already said several</text:p>
      <text:p text:style-name="P9">times before.</text:p>
      <text:p text:style-name="P50">It seems appropriate to state the dataset used in the beginning of the Data analysis section. <text:s/>We will keep this sentence.</text:p>
      <text:p text:style-name="Standard"/>
      <text:p text:style-name="P14">L77: Tracking System -&gt; Tracking System (ITS) ; to be consistent with the previous line.</text:p>
      <text:p text:style-name="Standard"/>
      <text:p text:style-name="P9">L77-78 determining and determination too close to each other. Substitute by a synonym one of</text:p>
      <text:p text:style-name="P35">them.</text:p>
      <text:p text:style-name="P7"/>
      <text:p text:style-name="P9">L79 of the <text:span text:style-name="T3">tracks</text:span> was performed using <text:span text:style-name="T3">tracks</text:span></text:p>
      <text:p text:style-name="P9">“The determination of the momenta of the tracks was performed using tracks reconstructed with</text:p>
      <text:p text:style-name="P9">the TPC only” -&gt; The momentum was reconstructed by the tracking algorithm using only TPC</text:p>
      <text:p text:style-name="P9">clusters.</text:p>
      <text:p text:style-name="P7"/>
      <text:p text:style-name="P9">L79-81 Reorder. In order to achieve high quality you impose minimum number of clusters cut.</text:p>
      <text:p text:style-name="P51">I don’t follow. <text:s/>This is currently what the sentence states.</text:p>
      <text:p text:style-name="Standard"/>
      <text:p text:style-name="P14">L79: A minimum requirement of 80 reconstructed TPC clusters was imposed -&gt; I would add</text:p>
      <text:p text:style-name="P14">here “requirement of 80 reconstructed TPC out of ... possible was imposed”</text:p>
      <text:p text:style-name="P52">I have not seen this number quotes in other publications, and do not feel its inclusion is vital.</text:p>
      <text:p text:style-name="Standard"/>
      <text:p text:style-name="P9">L81 “remove fakes” -&gt; reject</text:p>
      <text:p text:style-name="P7"><text:soft-page-break/></text:p>
      <text:p text:style-name="P9">L85 Bethe-Bloch depends also on charge!</text:p>
      <text:p text:style-name="P53">Yes, of course. <text:s/>The charge is implied as it is an intrinsic property of the particle under consideration. <text:s/><text:span text:style-name="T26">As such, it seems redundant to state explicitly. <text:s/></text:span></text:p>
      <text:p text:style-name="P7"/>
      <text:p text:style-name="P10">L88 repeated -&gt; tested/applied. Why also to electrons?</text:p>
      <text:p text:style-name="P54">Repeated changed to applied.</text:p>
      <text:p text:style-name="P54">The established analysis code generates results for these four particle species hypotheses by default.</text:p>
      <text:p text:style-name="P18"/>
      <text:p text:style-name="P5">L89 <text:span text:style-name="T8">hyphens “-”, especially followed by “,” do not look good.</text:span></text:p>
      <text:p text:style-name="P29">Regarding the PID nsigma section, say explicitly that it was used to select primary kaons, as</text:p>
      <text:p text:style-name="P29">well as for acceptance and rejection of V0 (lambda) daughters. Because finally you have a</text:p>
      <text:p text:style-name="P29">primary kaon sample (where you select kaons and reject electrons and pions) as well as pions</text:p>
      <text:p text:style-name="P29">and protons of lambdas (where you have acceptance criteria). How it is written now suggests</text:p>
      <text:p text:style-name="P29">the reader that you actually select all 4 species (electrons, pions, kaons, protons) as primary</text:p>
      <text:p text:style-name="P29">particles - at least that was my impression.</text:p>
      <text:p text:style-name="P29">Perhaps describe the general idea of nsigma for a given example particle instead (that nsigma</text:p>
      <text:p text:style-name="P30">is deviation in number of sigmas from the mean of the distribution for a given particle)…</text:p>
      <text:p text:style-name="P30">Anyhow, I would think of rewriting parts of this paragraph.</text:p>
      <text:p text:style-name="Standard"/>
      <text:p text:style-name="P9">L106 2.2 V0 selection -&gt; K0 and Lambda selection</text:p>
      <text:p text:style-name="P7"/>
      <text:p text:style-name="P9">L107-108 Mention the branching ratios of these decays.</text:p>
      <text:p text:style-name="P7"/>
      <text:p text:style-name="P9">L108 The main selection -&gt; remove “main”, is there any other?</text:p>
      <text:p text:style-name="P55"><text:span text:style-name="T9">Yes, there </text:span><text:span text:style-name="T11">are</text:span><text:span text:style-name="T9"> the misidentification procedure</text:span><text:span text:style-name="T11">s</text:span><text:span text:style-name="T9"> described below. </text:span><text:span text:style-name="T12">In any case, “main” has been removed.</text:span></text:p>
      <text:p text:style-name="P7"/>
      <text:p text:style-name="P9">L 109 “Aside from typical kinematic” -&gt; remove typical</text:p>
      <text:p text:style-name="Standard"/>
      <text:p text:style-name="P14">Table 1, Electron rejection: In the definition of the condition for electron rejection, charge is</text:p>
      <text:p text:style-name="P14">unnecessary ( “e<text:span text:style-name="T4">-</text:span>” should be “e”, K<text:span text:style-name="T4">+/-</text:span> should be K, I think)</text:p>
      <text:p text:style-name="Standard"/>
      <text:p text:style-name="P9">L114-115 “The positive and negative daughter tracks are combined to form the V0 candidate,</text:p>
      <text:p text:style-name="P9">the momentum of which is the sum of the momenta of the daughters (calculated at the DCA).”</text:p>
      <text:p text:style-name="P9">Move to L108 after “The obtained candidates are...”. Is momentum calculated at the DCA or at</text:p>
      <text:p text:style-name="P9">the Point of Closest Approach?</text:p>
      <text:p text:style-name="P59">The DCA between the daughters is the point of closest approach. <text:span text:style-name="T27">Clarified now in text.</text:span></text:p>
      <text:p text:style-name="P60">This cannot be moved to after L108, as the DCA V0 daughters has not yet been defined.</text:p>
      <text:p text:style-name="Standard"/>
      <text:p text:style-name="P6">Line 114: why “Daughters” has to start with capital “D”?</text:p>
      <text:p text:style-name="Standard"/>
      <text:p text:style-name="P9">L120-135 Simplify this paragraph, something like: Each V0 L is tested for the K0 hypothesis by</text:p>
      <text:p text:style-name="P9">identifying both tracks as pions. In the event that the second hypothesis provides a good K0</text:p>
      <text:p text:style-name="P9">mass, both tracks pass well single particle cuts, and the difference of the reconstructed invariant</text:p>
      <text:p text:style-name="P9">mass to the PDG value is smaller than that of the Lambda, then this V0 is rejected.</text:p>
      <text:p text:style-name="P61">Simplifying as such makes the text unclear and difficult to follow. <text:span text:style-name="T28">Text kept as is.</text:span></text:p>
      <text:p text:style-name="P7"/>
      <text:p text:style-name="P9">L143 “For the purity <text:span text:style-name="T3">estimations</text:span>, the background signal is <text:span text:style-name="T3">estimated</text:span>” -&gt;</text:p>
      <text:p text:style-name="P9">For the purity estimations, the background is obtained from/calculated/extracted</text:p>
      <text:p text:style-name="Standard"><text:soft-page-break/></text:p>
      <text:p text:style-name="P14">L144-145: fitting the minv distribution outside of the mass peak and assuming the distribution to</text:p>
      <text:p text:style-name="P14">continue smoothly within the mass peak -&gt; I would add here what is the assumed shape</text:p>
      <text:p text:style-name="P14">(linear?)</text:p>
      <text:p text:style-name="Standard"/>
      <text:p text:style-name="P10">L145 <text:span text:style-name="T1">within</text:span> peak -&gt; beneath</text:p>
      <text:p text:style-name="P18"/>
      <text:p text:style-name="P15">Fig. 1: I would add in the caption what is the centrality class for these data (0-50%?)</text:p>
      <text:p text:style-name="P18"/>
      <text:p text:style-name="P6">Fig. 1: “Bkg” and “Bgd” used, perhaps unify, also do we need to provide separately “Sig” and</text:p>
      <text:p text:style-name="P6">“Sig+Bkg” (which are big numbers and depend also on number of analyzed events, finished jobs</text:p>
      <text:p text:style-name="P6">on the grid etc.)? Would one number for purity (the division of those two) instead work? That</text:p>
      <text:p text:style-name="P6">would be more valuable I think</text:p>
      <text:p text:style-name="Standard"/>
      <text:p text:style-name="P9">L148 “due to pairs sharing daughters” Already said in L138-139</text:p>
      <text:p text:style-name="P62">In L138-139, the daughter sharing is between particles of the same type within a single particle collection, e.g. making sure all Lambdas from a given event have unique daughter. <text:s/>The daughter sharing in L148 refers to sharing of daughters between particles in a pair, e.g. a Lambda and K0s sharing a pion daughter.</text:p>
      <text:p text:style-name="P7"/>
      <text:p text:style-name="P9">L149 “split or merged tracks” What they are? Substitute by their definition.</text:p>
      <text:p text:style-name="P7"/>
      <text:p text:style-name="P9">L150 “The purpose of the shared daughter restriction is to ensure the first particle in the pair is</text:p>
      <text:p text:style-name="P9">unique from the second.” Drop the sentence, it is clear.</text:p>
      <text:p text:style-name="P56"><text:span text:style-name="T9">This is different from the daughter sharing described in the previous section, so I think this extra clarification is worthwhile to keep.</text:span></text:p>
      <text:p text:style-name="P7"/>
      <text:p text:style-name="P9">L162-164 “The constraint values used coincide with the values at which the average separation</text:p>
      <text:p text:style-name="P9">correlation functions stabilize to unity, signifying the splitting and merging effects are no longer</text:p>
      <text:p text:style-name="P9">abundant.” Simplify; The cut value was chosen by varying it until no effect was visible in the</text:p>
      <text:p text:style-name="P9">correlation function.</text:p>
      <text:p text:style-name="P63">This sentence has been removed, as it is not vital. <text:s/>In order to include the sentence, we would need to also explain what a average separation correlation function is.</text:p>
      <text:p text:style-name="Standard"/>
      <text:p text:style-name="Standard"/>
      <text:p text:style-name="Standard"/>
      <text:p text:style-name="P1">ANALYSIS METHODS</text:p>
      <text:p text:style-name="Standard"/>
      <text:p text:style-name="P9">3.5 Non-femtoscopic background: Was THERMINATOR-2 simulation filtered with</text:p>
      <text:p text:style-name="P9">acceptance-efficiency from experiment in order to reproduce better the experimental</text:p>
      <text:p text:style-name="P9">distributions?</text:p>
      <text:p text:style-name="P56"><text:span text:style-name="T9">No. <text:s/>The experimental distributions </text:span><text:span text:style-name="T13">reproduced well enough for our purposes.</text:span></text:p>
      <text:p text:style-name="P7"/>
      <text:p text:style-name="P38">L176-179 Check for scalars and vectors. Unify notation. Define the asterisk.</text:p>
      <text:p text:style-name="P7"/>
      <text:p text:style-name="P9">L179-180 “Within the Psi2 term the particle interaction information is contained, and therefore</text:p>
      <text:p text:style-name="P9">the scattering parameters.” Not needed, delete the sentence.</text:p>
      <text:p text:style-name="Standard"/>
      <text:p text:style-name="P6">L180 - perhaps move section 3.2 here (continue with description of Psi using Lednicky model)</text:p>
      <text:p text:style-name="P6"><text:soft-page-break/>as this is connected. The next section is then the experimental measurement, which is</text:p>
      <text:p text:style-name="P6">something separate from theoretical approach (for example Eq. (3) is an experimental solution</text:p>
      <text:p text:style-name="P6">to Eq. (1))</text:p>
      <text:p text:style-name="P64">Sentence removed.</text:p>
      <text:p text:style-name="Standard"/>
      <text:p text:style-name="P14">L184: femtoscopic effects -&gt; should be rather “physical effects”, since the correlation function</text:p>
      <text:p text:style-name="P14">contains non-femtoscopic background, as indicated later in the paper.</text:p>
      <text:p text:style-name="P7"/>
      <text:p text:style-name="P9">L184 femtoscopic effects -&gt; correlations</text:p>
      <text:p text:style-name="P65">Femtoscopic effects → physical effects, as per the previous comment.</text:p>
      <text:p text:style-name="P7"/>
      <text:p text:style-name="P9">L186 “Typically, B(k) is obtained using mixed-event pairs [28]” -&gt;B(k) is obtained using the mixed-event technique [28]</text:p>
      <text:p text:style-name="P7"/>
      <text:p text:style-name="P38">L187-189 The rotation by 180 is not used, why mentioning it at all?</text:p>
      <text:p text:style-name="P7"/>
      <text:p text:style-name="P37">L189 “For this analysis, the typical mixed-event method” -&gt; For this analysis each event is</text:p>
      <text:p text:style-name="P37">mixed with five…</text:p>
      <text:p text:style-name="Standard"/>
      <text:p text:style-name="P6">L 190-191: “events” appears many times, like “... events, only events ...” -&gt; rephrase</text:p>
      <text:p text:style-name="Standard"/>
      <text:p text:style-name="P9">L 192 are mixed -&gt; are used.</text:p>
      <text:p text:style-name="P7"/>
      <text:p text:style-name="P9">L193 -196 “This analysis presents correlation functions for three centrality percentile ranges</text:p>
      <text:p text:style-name="P9">(0–10%, 10–30%, and 30–50%), and is pair transverse momentum (kT = 1/2 |pT1 +pT2|)</text:p>
      <text:p text:style-name="P9">integrated (i.e., no restriction on kT) due to limited data. The kT dependences of the three LK</text:p>
      <text:p text:style-name="P9">charge combinations should be comparable, so an integrated analysis is acceptable.” -&gt;</text:p>
      <text:p text:style-name="P9">This analysis presents correlation functions for three centrality percentile ranges (0–10%,</text:p>
      <text:p text:style-name="P9">10–30%, and 30–50%).</text:p>
      <text:p text:style-name="P66"><text:span text:style-name="T9">I</text:span> was specifically directed in previous rounds to add the sentences you suggest removing, <text:span text:style-name="T29">so I will keep them.</text:span></text:p>
      <text:p text:style-name="Standard"/>
      <text:p text:style-name="P14">L195: “The kT dependences of the three LK charge combinations should be comparable, so an</text:p>
      <text:p text:style-name="P14">integrated analysis is acceptable.” I would remove this sentence or rephrase it. Since we don’t</text:p>
      <text:p text:style-name="P14">know if the kT dependences of the three LK charge combinations are comparable, we can’t</text:p>
      <text:p text:style-name="P14">conclude about whether “analysis is acceptable” or not.</text:p>
      <text:p text:style-name="P67"><text:span text:style-name="T9">I</text:span> was specifically directed in previous rounds to add th<text:span text:style-name="T30">is sentence.</text:span></text:p>
      <text:p text:style-name="Standard"/>
      <text:p text:style-name="P9">L196-197 “The correlation functions were constructed separately for the two different field</text:p>
      <text:p text:style-name="P9">polarities applied by the ALICE L3 solenoid magnet during the data acquisition. “ -&gt;</text:p>
      <text:p text:style-name="P9">The correlation functions were constructed separately for the two different field polarities with</text:p>
      <text:p text:style-name="P9"><text:span text:style-name="T1">similar statistics in each data sample</text:span>.</text:p>
      <text:p text:style-name="P20"><text:span text:style-name="T14">I</text:span><text:span text:style-name="T9"> do not understand why this should be added. <text:s/></text:span><text:span text:style-name="T14">The - - configuration has &gt; 1.5 times the events of the ++ configuration. <text:s/></text:span><text:span text:style-name="T15">Please explain why these extra words are necessary.</text:span></text:p>
      <text:p text:style-name="P7"/>
      <text:p text:style-name="P9">L197-199 “These are kept separate during the fitting process, and are combined using a</text:p>
      <text:p text:style-name="P9">weighted average when plotting, where the weight is the number of numerator pairs in the</text:p>
      <text:p text:style-name="P9">normalization range.” This applies to the CF or to the results of the extracted parameters from</text:p>
      <text:p text:style-name="P9">the fit? Those have likely different errors. Only in plotting or also for the tables?</text:p>
      <text:p text:style-name="P68"><text:soft-page-break/>Only for plotting. <text:s/>There is no need to combine the data during the fitting process, as all systems were fit simultaneously. <text:s/>The results were combined for plotting to reduce the number of plots needing to be presented.</text:p>
      <text:p text:style-name="P7"/>
      <text:p text:style-name="P9">L210 “with at least one uncharged member” was already said before (L201), drop it.</text:p>
      <text:p text:style-name="Standard"/>
      <text:p text:style-name="P6">L. 212: provide a reference to Lednicky &amp; Lyuboshitz paper from 1981 regarding the F1 and F2</text:p>
      <text:p text:style-name="P6">functions (they are introduced there)</text:p>
      <text:p text:style-name="Standard"/>
      <text:p text:style-name="P40">L218-227. Primaries and secondary particles should be defined before, better in the introduction</text:p>
      <text:p text:style-name="P40">when introducing residual correlations and feed-downs. Lifetime of the particles is not</text:p>
      <text:p text:style-name="P41">mentioned.</text:p>
      <text:p text:style-name="P8"/>
      <text:p text:style-name="P10">L236 Lfit parameter, for what is needed? Then is compatible with 1. For what it accounts for?</text:p>
      <text:p text:style-name="P68">This essentially allows for the proportions of “Others”+”Fakes” vs “Primary”+”Residuals” to differ from those found by THERMINATOR. <text:s/>The results favor Lfit values close to one, signifying the simulation does a good job. <text:s/><text:span text:style-name="T31">Of course, the Lfit parameter does have some restrictions on values it can assume. <text:s/>Basically, Lfit*(lambda_Primary + lambda_Sig0K + lambda_Xi0K + lambda_XichK) should never be greater than one.</text:span></text:p>
      <text:p text:style-name="P8"/>
      <text:p text:style-name="P9">L232-233 Within the list phi meson in not there. 10% of K+K- are from phi’s. It’s lifetime is of 40</text:p>
      <text:p text:style-name="P9">fm/c, so it should be somewhere mentioned.</text:p>
      <text:p text:style-name="P21"><text:span text:style-name="T9">The phi does not contribute significantly to this analysis. <text:s/></text:span><text:span text:style-name="T16">These are grouped in the “Other” category.</text:span></text:p>
      <text:p text:style-name="P7"/>
      <text:p text:style-name="P40">L289-294 Simplify the fakes part: e.g. Fakes fractions are obtained from the product of</text:p>
      <text:p text:style-name="P40">individual particle purities.</text:p>
      <text:p text:style-name="P7"/>
      <text:p text:style-name="P9">L296-299 “Finite track momentum resolution causes the reconstructed momentum of a particle</text:p>
      <text:p text:style-name="P9">to smear around the true value. This, of course, also holds true for V0 particles. The effect is</text:p>
      <text:p text:style-name="P9">propagated up to the pairs of interest, which causes the reconstructed relative momentum</text:p>
      <text:p text:style-name="P9">(kRec) to differ from the true momentum (kTrue). The effects of finite momentum resolution are</text:p>
      <text:p text:style-name="P9">accounted” -&gt;</text:p>
      <text:p text:style-name="P9">Finite track momentum resolution causes the reconstructed relative momentum (kRec) to differ</text:p>
      <text:p text:style-name="P9">from the true momentum (kTrue). It is accounted.…</text:p>
      <text:p text:style-name="Standard"/>
      <text:p text:style-name="P6">L. 297: I am not sure we can say “V0 particle” which sound like a slang, however you defined it</text:p>
      <text:p text:style-name="P6">in L108. Then it’s fine, but would it be possible to rephrase this to avoid the “V0 particle”?</text:p>
      <text:p text:style-name="Standard"/>
      <text:p text:style-name="P9">L304-306. From “Equation 10 describes that...” and until the end of the paragraph is not</text:p>
      <text:p text:style-name="P9">needed.</text:p>
      <text:p text:style-name="P7"/>
      <text:p text:style-name="P9">Table 5 Why all the Fakes fractions are identical even though the purity for charged K and K0</text:p>
      <text:p text:style-name="P9">are different.</text:p>
      <text:p text:style-name="P70">The table included was dated, and did not include reconstruction efficiencies. <text:s/>However, the 97% purity for the Kch and 98% purity for the K0s are nearly identical, and did not result in different values to three significant figures. <text:s/>The current values do differ, as the reconstruction efficiencies for these two are different enough.</text:p>
      <text:p text:style-name="P7"/>
      <text:p text:style-name="P9">L307 Non-femtoscopic correlations</text:p>
      <text:p text:style-name="P57"><text:soft-page-break/><text:span text:style-name="T17">We</text:span><text:span text:style-name="T9"> prefer non-femtoscopic background</text:span></text:p>
      <text:p text:style-name="P7"/>
      <text:p text:style-name="P9">L313-315 Drop the last sentence of the paragraph.</text:p>
      <text:p text:style-name="P57"><text:span text:style-name="T9">This sentence motivates why the simulation is needed, </text:span><text:span text:style-name="T17">and is therefore kept.</text:span></text:p>
      <text:p text:style-name="Standard"/>
      <text:p text:style-name="P14">L331-332: “during the fit of the low-k∗ signal region, the background is fixed” - this part was a bit</text:p>
      <text:p text:style-name="P14">confusing for me.The first part of the sentence is about fitting the background model to data, but</text:p>
      <text:p text:style-name="P14">then there is a statement that “the background is fixed” in the “fit”. What is the “fit” in this case</text:p>
      <text:p text:style-name="P14">then? Is it a fit of the experimental data with model of a full correlation function, with fixed</text:p>
      <text:p text:style-name="P14">background?</text:p>
      <text:p text:style-name="P71">I reworded things slightly.</text:p>
      <text:p text:style-name="P71">The background is fixed when the signal region is fit, where the source size and scattering parameters are extracted.</text:p>
      <text:p text:style-name="Standard"/>
      <text:p text:style-name="P40">L334-340 This is not used. Drop it.</text:p>
      <text:p text:style-name="Standard"/>
      <text:p text:style-name="P31">L334-340: agree - as I understand, this is not used in the final analysis (at least to my</text:p>
      <text:p text:style-name="P31">understanding from the text). Good for a PhD thesis to have this check, but here not needed</text:p>
      <text:p text:style-name="P31">and provides a bit of confusion. Since you have it here, why wasn’t it used for systematics then?</text:p>
      <text:p text:style-name="P31">In such a case that would be justified to have this part in the paper.</text:p>
      <text:p text:style-name="P31">Minor comments regarding this paragraph: “appendix” is not specified (you should say</text:p>
      <text:p text:style-name="P31">“Appendix A”). Sentence “is to instead attempt to eliminate it” doesn't sound good to me. “Thebackground MAY be effectively” -&gt; perhaps change “may be” to “can be”? “may be” sounds to</text:p>
      <text:p text:style-name="P31">me like “may or may not”, very weak statement. You also have “Stavinsky method” next to each</text:p>
      <text:p text:style-name="P31">other in the same line (336)</text:p>
      <text:p text:style-name="Standard"/>
      <text:p text:style-name="P40">L352-357 Starting from “For each pair system” until the end of the paragraph is repeated in the</text:p>
      <text:p text:style-name="P40">next paragraph. Remove it.</text:p>
      <text:p text:style-name="P22">TODO <text:span text:style-name="T9">No. <text:s/></text:span><text:span text:style-name="T18">Well, probably, but maybe include some in the following paragraph.</text:span></text:p>
      <text:p text:style-name="P7"/>
      <text:p text:style-name="P9">L357 “To summarize, the complete fit function” -&gt; The fit function...</text:p>
      <text:p text:style-name="P9">(It is already a subsection called summary)</text:p>
      <text:p text:style-name="P7"/>
      <text:p text:style-name="P9">L367 “and has been corrected for momentum resolution...” Already mentioned before in L364</text:p>
      <text:p text:style-name="P7"/>
      <text:p text:style-name="P43"><text:span text:style-name="T32">L370 What is the effect of the variations done for the systematic study? Put it to the table 6.</text:span></text:p>
      <text:p text:style-name="P7"/>
      <text:p text:style-name="P40">L373-374 The standard deviation is not the best estimator of the uncertainty. In the event of an</text:p>
      <text:p text:style-name="P40">infinite number of variations with very small steps, you would get 0 error.</text:p>
      <text:p text:style-name="P23">TODO <text:span text:style-name="T9">OK?</text:span></text:p>
      <text:p text:style-name="Standard"/>
      <text:p text:style-name="P31">L374: I think I didn’t get the procedure. You say “the correlation functions from each variation of</text:p>
      <text:p text:style-name="P31">the selection criteria were averaged”. So let’s say you have: default -&gt; functionDef, variation1 -&gt;</text:p>
      <text:p text:style-name="P31">function1, variation2 -&gt; function2, ..., variationN -&gt; functionN. This gives you, for each k*, a</text:p>
      <text:p text:style-name="P31">distribution of values. From this you calculate the average and the standard deviation. But what</text:p>
      <text:p text:style-name="P31">standard deviation do you calculate? *standard deviation of the average* (error of the mean) or</text:p>
      <text:p text:style-name="P31">*standard deviation of the distribution of N points* (sqrt of the second moment of the</text:p>
      <text:p text:style-name="P31">distribution)? If the former one, this is for sure not correct, and would give you 0 if N-&gt;infinity.</text:p>
      <text:p text:style-name="P31">Also, how do you calculate average? Is this a simple average or a weighted average?</text:p>
      <text:p text:style-name="P31"><text:soft-page-break/>Anyway, this is very unclear.</text:p>
      <text:p text:style-name="Standard"/>
      <text:p text:style-name="P40">L376-378 What is the correlation between the fit parameters?</text:p>
      <text:p text:style-name="P72">See attached figure.</text:p>
      <text:p text:style-name="P7"/>
      <text:p text:style-name="P40">L380-385 What is the effect of all these changes on the results? Also for Table 6.</text:p>
      <text:p text:style-name="P23"><text:span text:style-name="T9"/></text:p>
      <text:p text:style-name="Standard"/>
      <text:p text:style-name="Standard"/>
      <text:p text:style-name="Standard"/>
      <text:p text:style-name="P1">RESULTS</text:p>
      <text:p text:style-name="Standard"/>
      <text:p text:style-name="P9">L390-394 “but assumed unique among the different LK charge combinations (i.e., a parameter</text:p>
      <text:p text:style-name="P9">set describing the LK+ &amp; LK- system, a second set describing the LK- &amp; LK+ system, and a</text:p>
      <text:p text:style-name="P9">third for the LK0S &amp; LK0S system). Each correlation function receives a unique normalization</text:p>
      <text:p text:style-name="P9">parameter. The fits are corrected for finite momentum resolution effects, non-femtoscopic</text:p>
      <text:p text:style-name="P9">backgrounds, and residual correlations resulting from the feed-down from resonances.”</text:p>
      <text:p text:style-name="P9">-&gt; Already said in the previous section. Belongs to method. Drop it.</text:p>
      <text:p text:style-name="Standard"/>
      <text:p text:style-name="P14">L393: The fits are corrected for finite momentum resolution effects... -&gt; I would say “The fits (or</text:p>
      <text:p text:style-name="P15">fit functions) include finite momentum resolution effects...”.</text:p>
      <text:p text:style-name="P73">Sentence dropped, <text:span text:style-name="T33">as per previous comment.</text:span></text:p>
      <text:p text:style-name="P18"/>
      <text:p text:style-name="P10">L398-400 Why primary contribution is different for different centralities?</text:p>
      <text:p text:style-name="P9">The difference due to the non-femtoscopic background should be properly captured by</text:p>
      <text:p text:style-name="P9">THERMINATOR.</text:p>
      <text:p text:style-name="P58"><text:span text:style-name="T9">I do not understand the question, </text:span><text:span text:style-name="T20">please clarify</text:span><text:span text:style-name="T9">. <text:s/>Different centralities have different sizes, so the correlation functions will be different. <text:s/></text:span><text:span text:style-name="T19">The extent of the non-femtoscopic background contribution is also different for the different centralities.</text:span></text:p>
      <text:p text:style-name="P7"/>
      <text:p text:style-name="P9">L407-408 “The real part of the scattering length describes the effect of the strong interaction,</text:p>
      <text:p text:style-name="P9">making the difference in these systems quite intriguing.”</text:p>
      <text:p text:style-name="P9">Remove it. Should be decided by the reader.</text:p>
      <text:p text:style-name="P7"/>
      <text:p text:style-name="P9">L415 “which is clearly inconsistent with the LK+ system” Considering the errors (specially from</text:p>
      <text:p text:style-name="P9">[11] this is a too strong statement.</text:p>
      <text:p text:style-name="Standard"/>
      <text:p text:style-name="P78">L443: “smaller homogeneity regions”, I would explain what a “homogeneity region” is, so far only</text:p>
      <text:p text:style-name="P78">“source” was used to describe a region from which particles are emitted.</text:p>
      <text:p text:style-name="P13"/>
      <text:p text:style-name="P14">Fig. 4, Tab. 6 and related text - I’m confused by the meaning of “lambda_{Fit}” parameter.</text:p>
      <text:p text:style-name="P14">If I understand correctly the Eq. 6 (page 9), lambda_{Fit} is introduced to account for residual</text:p>
      <text:p text:style-name="P14">correlations. Then, the parameter “lambda_{LambdaK}” is related to the studied correlations of</text:p>
      <text:p text:style-name="P14">LambdaK system. Why then present “lambda_{Fit}” instead of “lambda_{LambdaK}” as one of</text:p>
      <text:p text:style-name="P14">the main results of the paper?</text:p>
      <text:p text:style-name="P69"><text:span text:style-name="T34">lambda_fit</text:span> allows for the proportions of “Others”+”Fakes” vs “Primary”+”Residuals” to differ from those found by THERMINATOR <text:span text:style-name="T34">(see response to comment at L236).</text:span></text:p>
      <text:p text:style-name="P74"><text:soft-page-break/>lambda_Fit is extracted by the fit, lambda_LambdaK is set by the THERMINATOR 2 simulation. <text:s/><text:span text:style-name="T35">The product of the two, lambda_Fit*lambda_LambdaK, is related to the studied correlation of the LambdaK system.</text:span></text:p>
      <text:p text:style-name="Standard"/>
      <text:p text:style-name="P9">Fig. 4 d0 is not commented at all in the text.</text:p>
      <text:p text:style-name="P75">Sentence added.</text:p>
      <text:p text:style-name="P7"/>
      <text:p text:style-name="P40">L460 and until the end. C00 is identical to the normal analysis for radii. C11 of fig. 6 is not</text:p>
      <text:p text:style-name="P40">corrected for background. The non-identical radii can not be easily obtained from the single</text:p>
      <text:p text:style-name="P40">particle radii. Moreover, the mean &lt;m_T&gt; of the particles is not fully correct, as at k*=0, the</text:p>
      <text:p text:style-name="P40">slowest kaons will be balanced by the fast lambdas. Therefore the relevant m_T is os kaons of</text:p>
      <text:p text:style-name="P40">those which contribute to the low k* region! This part is very non trivial.</text:p>
      <text:p text:style-name="P24">TODO <text:span text:style-name="T9">OK? <text:s/></text:span><text:span text:style-name="T10">I understand that the non-identical radii are not easily obtained from the single particle radii.</text:span></text:p>
      <text:p text:style-name="P7"/>
      <text:p text:style-name="P9">Fig. 5 Why &lt;m_T&gt; changes with centrality for LK by ~50 MeV/c2?</text:p>
      <text:p text:style-name="P24"><text:span text:style-name="T9">Because the collision system, </text:span><text:span text:style-name="T22">and therefore the kinematic distribution of the particles,</text:span><text:span text:style-name="T9"> is changing </text:span><text:span text:style-name="T22">while the cuts remain the same.</text:span></text:p>
      <text:p text:style-name="Standard"/>
      <text:p text:style-name="Standard"/>
      <text:p text:style-name="P1">SUMMARY</text:p>
      <text:p text:style-name="P1"/>
      <text:p text:style-name="P9">L483-484 “The non-femtoscopic background is found to result almost entirely</text:p>
      <text:p text:style-name="P9">from collective effects” Where any other tested?</text:p>
      <text:p text:style-name="P25"><text:span text:style-name="T21">I</text:span><text:span text:style-name="T9"> do not understand the question, </text:span><text:span text:style-name="T21">please clarify. <text:s/>Were any other what tested? <text:s/>The simulation clearly shows the the leading contributor is the anisotropic flow.</text:span></text:p>
      <text:p text:style-name="P9">“and is described quantitatively with unprecedented precision with” in 30-50% centrality there</text:p>
      <text:p text:style-name="P9">are systematics. Soften it.</text:p>
      <text:p text:style-name="P7"/>
      <text:p text:style-name="P40">L485-488 “Finally, the LK systems exhibit source radii larger than expected from extrapolation</text:p>
      <text:p text:style-name="P40">from identical particle femtoscopic studies. This effect is interpreted as resulting from the</text:p>
      <text:p text:style-name="P40">separation in space–time of the single-particle L and K source distributions (i.e., the emission</text:p>
      <text:p text:style-name="P40">asymmetry of the source).”</text:p>
      <text:p text:style-name="P42">It is not easy to have non-identical radii from identical. What were the expected values?</text:p>
      <text:p text:style-name="P26">TODO<text:span text:style-name="T9"> Right. <text:s/>One cannot come up with expected values without knowing the space-time separation between the single particle sources. <text:s/>The point is basically that non-identical results should not even be placed on the same figure with identical particle studies.</text:span></text:p>
      <text:p text:style-name="P19"/>
      <text:p text:style-name="P19"/>
      <text:p text:style-name="P3">BIBLIOGRAPHY</text:p>
      <text:p text:style-name="P19"/>
      <text:p text:style-name="P9">Inspirehep bug, name of the journal attached as number (in bold) <text:span text:style-name="T1">Phys. Rev. C </text:span><text:span text:style-name="T2">78</text:span></text:p>
      <text:p text:style-name="P9">(references 3, 6, 7, 8, 9, 10, 11, 13, 14, 17, 19, 20, 24, 27, 28, 29, 30, 33, 34, 35, 37, 39)</text:p>
      <text:p text:style-name="Standard"/>
      <text:p text:style-name="P16">Please be consistent with the number of letters in the names of authors, e.g. B. Abelev in [19]</text:p>
      <text:p text:style-name="P16">and B. B. Abelev in [20]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8T09:56:12.706707565</meta:creation-date>
    <meta:generator>LibreOffice/5.1.6.2$Linux_X86_64 LibreOffice_project/10m0$Build-2</meta:generator>
    <dc:date>2020-02-23T16:33:43.816121593</dc:date>
    <meta:editing-duration>PT6H7M53S</meta:editing-duration>
    <meta:editing-cycles>97</meta:editing-cycles>
    <meta:document-statistic meta:table-count="0" meta:image-count="0" meta:object-count="0" meta:page-count="11" meta:paragraph-count="352" meta:word-count="4543" meta:character-count="27870" meta:non-whitespace-character-count="23644"/>
  </office:meta>
</office:document-meta>
</file>